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333333"/>
    </style:style>
    <style:style style:name="T4"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3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0.24cm" svg:x="12.528cm" svg:y="5.036cm" svg:viewBox="0 0 9559 20241" draw:points="0,0 9559,0 9556,19235 8306,19261 7335,19350 6558,19486 5883,19652 4500,19995 3616,20140 2486,20241 1698,20156 1092,20074 1,19891">
          <text:p text:style-name="P5">MyType=”glideclient”</text:p>
          <text:p text:style-name="P5">Name=”reqX@client”</text:p>
          <text:p text:style-name="P5">ClientName=”client”</text:p>
          <text:p text:style-name="P5">ReqName=”reqX”</text:p>
          <text:p text:style-name="P5">ReqGlidein=”entry@factory”</text:p>
          <text:p text:style-name="P5"><text:span text:style-name="T3">WebURL = "URL"</text:span></text:p>
          <text:p text:style-name="P5"><text:span text:style-name="T3">WebSignType = "sha1"</text:span></text:p>
          <text:p text:style-name="P5"><text:span text:style-name="T3">WebDescriptFile = "fname"</text:span></text:p>
          <text:p text:style-name="P5"><text:span text:style-name="T3">WebDescriptSign = "sign"</text:span></text:p>
          <text:p text:style-name="P5"><text:span text:style-name="T3">WebGroupDescriptFile = "fname"</text:span></text:p>
          <text:p text:style-name="P5"><text:span text:style-name="T3">WebGroupDescriptSign = "sign"</text:spa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4">ReqPubKeyID=”keyID”</text:span></text:p>
          <text:p text:style-name="P5"><text:span text:style-name="T4">ReqEncKeyCode=”encKey”</text:span></text:p>
          <text:p text:style-name="P5"><text:span text:style-name="T4">GlideinEncParamXXX=”val1”</text:span></text:p>
          <text:p text:style-name="P5"><text:span text:style-name="T4">...</text:span></text:p>
          <text:p text:style-name="P5"><text:span text:style-name="T4">GlideinEncParamYYY=”valY”</text:span></text:p>
        </draw:polygon>
        <draw:rect draw:style-name="gr7" draw:text-style-name="P1" draw:layer="layout" svg:width="9.55cm" svg:height="0.914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6.8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9.6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1.6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2.836cm" svg:y="9.3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4T09:38:15</dc:date>
    <dc:language>en-US</dc:language>
    <meta:editing-cycles>17</meta:editing-cycles>
    <meta:editing-duration>PT148H27M23S</meta:editing-duration>
    <meta:document-statistic meta:object-count="16"/>
    <meta:user-defined meta:name="Info 1"/>
    <meta:user-defined meta:name="Info 2"/>
    <meta:user-defined meta:name="Info 3"/>
    <meta:user-defined meta:name="Info 4"/>
  </office:meta>
</office:document-meta>
</file>